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pqdesignr2/__init__.py" manifest:media-type=""/>
  <manifest:file-entry manifest:full-path="Scripts/python/pythonpath/pqdesignr2/points.py" manifest:media-type=""/>
  <manifest:file-entry manifest:full-path="Scripts/python/pythonpath/pqdesignr2/staticdialog.py" manifest:media-type=""/>
  <manifest:file-entry manifest:full-path="Scripts/python/pythonpath/pqdesignr2/datedialog.py" manifest:media-type=""/>
  <manifest:file-entry manifest:full-path="Scripts/python/pythonpath/pqdesignr2/listeners.py" manifest:media-type=""/>
  <manifest:file-entry manifest:full-path="Scripts/python/pythonpath/pqdesignr2/dialogcommons.py" manifest:media-type=""/>
  <manifest:file-entry manifest:full-path="Scripts/python/pythonpath/pqdesignr2/commons.py" manifest:media-type=""/>
  <manifest:file-entry manifest:full-path="Scripts/python/pythonpath/pqdesignr2/transientdialog.py" manifest:media-type=""/>
  <manifest:file-entry manifest:full-path="Scripts/python/pythonpath/pqdesignr2/ichiran.py" manifest:media-type=""/>
  <manifest:file-entry manifest:full-path="Scripts/python/pythonpath/pqdesignr2/exceptiondialog2.py" manifest:media-type=""/>
  <manifest:file-entry manifest:full-path="Scripts/python/pythonpath/pqdesignr2/documentevent.py" manifest:media-type=""/>
  <manifest:file-entry manifest:full-path="Scripts/python/pythonpath/__pycache__/fordebugging.cpython-35.pyc" manifest:media-type=""/>
  <manifest:file-entry manifest:full-path="Scripts/python/pythonpath/__pycache__/constants.cpython-35.pyc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4" style:family="table-column">
      <style:table-column-properties fo:break-before="auto" style:column-width="10.65mm"/>
    </style:style>
    <style:style style:name="co5" style:family="table-column">
      <style:table-column-properties fo:break-before="auto" style:column-width="10.42mm"/>
    </style:style>
    <style:style style:name="co6" style:family="table-column">
      <style:table-column-properties fo:break-before="auto" style:column-width="9.98mm"/>
    </style:style>
    <style:style style:name="co7" style:family="table-column">
      <style:table-column-properties fo:break-before="auto" style:column-width="8.4mm"/>
    </style:style>
    <style:style style:name="co8" style:family="table-column">
      <style:table-column-properties fo:break-before="auto" style:column-width="21.1mm"/>
    </style:style>
    <style:style style:name="co9" style:family="table-column">
      <style:table-column-properties fo:break-before="auto" style:column-width="6.81mm"/>
    </style:style>
    <style:style style:name="co2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4.99mm"/>
    </style:style>
    <style:style style:name="co12" style:family="table-column">
      <style:table-column-properties fo:break-before="auto" style:column-width="29.72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00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101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102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103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104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105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106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107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108" style:family="table-cell" style:parent-style-name="Default">
      <style:table-cell-properties fo:border="none"/>
    </style:style>
    <style:style style:name="ce57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9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98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99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109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  <style:style style:name="ce110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111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112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113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114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90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21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72" style:family="table-cell" style:parent-style-name="Default">
      <style:table-cell-properties fo:border="none"/>
      <style:text-properties fo:color="#000000" style:font-name="ＭＳ Ｐゴシック" style:font-name-asian="ＭＳ Ｐゴシック"/>
    </style:style>
    <style:style style:name="ce76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77" style:family="table-cell" style:parent-style-name="Default">
      <style:table-cell-properties fo:border-bottom="1.3pt dashed #ff00ff" fo:border-left="none" fo:border-right="none" fo:border-top="1.3pt dashed #9999ff"/>
      <style:text-properties fo:color="#000000" style:font-name="ＭＳ Ｐゴシック" style:font-name-asian="ＭＳ Ｐゴシック"/>
    </style:style>
    <style:style style:name="ce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9" style:family="table-cell" style:parent-style-name="Default" style:data-style-name="N100">
      <style:table-cell-properties fo:border="none"/>
      <style:text-properties fo:color="#000000"/>
    </style:style>
    <style:style style:name="ce80" style:family="table-cell" style:parent-style-name="Default" style:data-style-name="N100">
      <style:table-cell-properties fo:border="none"/>
      <style:text-properties fo:color="#000000" style:font-name="ＭＳ Ｐゴシック" style:font-name-asian="ＭＳ Ｐゴシック"/>
    </style:style>
    <style:style style:name="ce81" style:family="table-cell" style:parent-style-name="Default" style:data-style-name="N100">
      <style:table-cell-properties fo:border="none"/>
      <style:text-properties fo:color="#000000" style:font-name="ＭＳ Ｐゴシック"/>
    </style:style>
    <style:style style:name="ce29" style:family="table-cell" style:parent-style-name="Default" style:data-style-name="N100">
      <style:table-cell-properties fo:border-bottom="1.3pt dashed #ff00ff" fo:border-left="none" fo:border-right="none" fo:border-top="1.3pt dashed #9999ff"/>
      <style:text-properties fo:color="#000000" style:font-name="ＭＳ Ｐゴシック" style:font-name-asian="ＭＳ Ｐゴシック"/>
    </style:style>
    <style:style style:name="ce89" style:family="table-cell" style:parent-style-name="Default">
      <style:table-cell-properties fo:border-bottom="none" style:text-align-source="fix" style:repeat-content="false" fo:border-left="1.3pt dashed #9999ff" fo:border-right="1.3pt dashed #ff00ff" fo:border-top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31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91" style:family="table-cell" style:parent-style-name="Default">
      <style:table-cell-properties fo:border-bottom="none" fo:border-left="1.3pt dashed #9999ff" fo:border-right="1.3pt dashed #ff00ff" fo:border-top="none"/>
      <style:text-properties fo:color="#000000" style:font-name="ＭＳ Ｐゴシック" style:font-name-asian="ＭＳ Ｐゴシック"/>
    </style:style>
    <style:style style:name="ce92" style:family="table-cell" style:parent-style-name="Default">
      <style:table-cell-properties fo:border-bottom="none" fo:background-color="#000000" fo:border-left="1.3pt dashed #9999ff" fo:border-right="1.3pt dashed #ff00ff" fo:border-top="none"/>
      <style:text-properties fo:color="#000000" style:font-name="ＭＳ Ｐゴシック" style:font-name-asian="ＭＳ Ｐゴシック"/>
    </style:style>
    <style:style style:name="ce93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fo:color="#000000" style:font-name="ＭＳ Ｐゴシック" style:font-name-asian="ＭＳ Ｐゴシック"/>
    </style:style>
    <style:style style:name="ce35" style:family="table-cell" style:parent-style-name="Default">
      <style:table-cell-properties fo:border-bottom="none" fo:border-left="1.3pt dashed #9999ff" fo:border-right="1.3pt dashed #ff00ff" fo:border-top="none"/>
    </style:style>
    <style:style style:name="ce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84" style:family="table-cell" style:parent-style-name="Default" style:data-style-name="N10114">
      <style:table-cell-properties fo:border="none"/>
      <style:text-properties fo:color="#000000" style:font-name="ＭＳ Ｐゴシック" style:font-name-asian="ＭＳ Ｐゴシック"/>
    </style:style>
    <style:style style:name="ce85" style:family="table-cell" style:parent-style-name="Default" style:data-style-name="N10114">
      <style:table-cell-properties fo:border="none"/>
      <style:text-properties fo:color="#000000"/>
    </style:style>
    <style:style style:name="ce39" style:family="table-cell" style:parent-style-name="Default" style:data-style-name="N10114">
      <style:table-cell-properties fo:border-bottom="1.3pt dashed #ff00ff" fo:border-left="none" fo:border-right="none" fo:border-top="1.3pt dashed #9999ff"/>
      <style:text-properties fo:color="#000000"/>
    </style:style>
    <style:style style:name="ce8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-asian="ＭＳ Ｐゴシック"/>
    </style:style>
    <style:style style:name="ce88" style:family="table-cell" style:parent-style-name="Default" style:data-style-name="N10111">
      <style:table-cell-properties fo:border="none"/>
      <style:text-properties fo:color="#000000" style:font-name="ＭＳ Ｐゴシック" style:font-name-asian="ＭＳ Ｐゴシック"/>
    </style:style>
    <style:style style:name="ce4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43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44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45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46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47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48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49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50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51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53" style:family="table-cell" style:parent-style-name="Default">
      <style:table-cell-properties fo:border="none"/>
    </style:style>
    <style:style style:name="ce54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  <style:style style:name="ce55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56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58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59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60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 table:print-ranges="一覧.B1:一覧.B1">
        <office:forms form:automatic-focus="false" form:apply-design-mode="false"/>
        <table:table-column table:style-name="co11" table:default-cell-style-name="ce21"/>
        <table:table-column table:style-name="co2" table:default-cell-style-name="ce21"/>
        <table:table-column table:style-name="co12" table:default-cell-style-name="ce31"/>
        <table:table-column table:style-name="co2" table:number-columns-repeated="1021" table:default-cell-style-name="ce21"/>
        <table:table-row table:style-name="ro3">
          <table:table-cell/>
          <table:table-cell table:style-name="ce78" office:value-type="string" calcext:value-type="string">
            <text:p>済をﾘｾｯﾄ</text:p>
          </table:table-cell>
          <table:table-cell table:style-name="ce89" office:value-type="string" calcext:value-type="string">
            <text:p>全部位終了消去</text:p>
          </table:table-cell>
          <table:table-cell table:style-name="ce83" office:value-type="string" calcext:value-type="string">
            <text:p>印刷</text:p>
          </table:table-cell>
          <table:table-cell table:style-name="ce87" office:value-type="string" calcext:value-type="string">
            <text:p>月末印刷</text:p>
          </table:table-cell>
          <table:table-cell table:style-name="ce83" office:value-type="string" calcext:value-type="string">
            <text:p>過去月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済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table:number-columns-repeated="1019"/>
        </table:table-row>
        <table:table-row table:style-name="ro2">
          <table:table-cell table:style-name="ce72" office:value-type="string" calcext:value-type="string">
            <text:p>未</text:p>
          </table:table-cell>
          <table:table-cell table:style-name="ce79" office:value-type="string" calcext:value-type="string">
            <text:p>00000111</text:p>
          </table:table-cell>
          <table:table-cell table:style-name="ce91" office:value-type="string" calcext:value-type="string">
            <text:p>壱</text:p>
          </table:table-cell>
          <table:table-cell table:style-name="ce84" office:value-type="date" office:date-value="2018-08-27" calcext:value-type="date">
            <text:p>2018-8-27</text:p>
          </table:table-cell>
          <table:table-cell table:style-name="ce72" table:number-columns-repeated="1020"/>
        </table:table-row>
        <table:table-row table:style-name="ro2">
          <table:table-cell table:style-name="ce72" office:value-type="string" calcext:value-type="string">
            <text:p>未</text:p>
          </table:table-cell>
          <table:table-cell table:style-name="ce80" office:value-type="string" calcext:value-type="string">
            <text:p>00000222</text:p>
          </table:table-cell>
          <table:table-cell table:style-name="ce91" office:value-type="string" calcext:value-type="string">
            <text:p>似</text:p>
          </table:table-cell>
          <table:table-cell table:style-name="ce84" office:value-type="date" office:date-value="2018-07-03" calcext:value-type="date">
            <text:p>2018-7-3</text:p>
          </table:table-cell>
          <table:table-cell table:style-name="ce72" table:number-columns-repeated="1020"/>
        </table:table-row>
        <table:table-row table:style-name="ro2">
          <table:table-cell table:style-name="ce72" office:value-type="string" calcext:value-type="string">
            <text:p>未</text:p>
          </table:table-cell>
          <table:table-cell table:style-name="ce79" office:value-type="string" calcext:value-type="string">
            <text:p>00000555</text:p>
          </table:table-cell>
          <table:table-cell table:style-name="ce91" office:value-type="string" calcext:value-type="string">
            <text:p>五</text:p>
          </table:table-cell>
          <table:table-cell table:style-name="ce84" office:value-type="date" office:date-value="2018-09-11" calcext:value-type="date">
            <text:p>2018-9-11</text:p>
          </table:table-cell>
          <table:table-cell table:style-name="ce72" table:number-columns-repeated="1020"/>
        </table:table-row>
        <table:table-row table:style-name="ro2">
          <table:table-cell table:style-name="ce72" office:value-type="string" calcext:value-type="string">
            <text:p>未</text:p>
          </table:table-cell>
          <table:table-cell table:style-name="ce80" office:value-type="string" calcext:value-type="string">
            <text:p>00000777</text:p>
          </table:table-cell>
          <table:table-cell table:style-name="ce91" office:value-type="string" calcext:value-type="string">
            <text:p>七</text:p>
          </table:table-cell>
          <table:table-cell table:style-name="ce84" office:value-type="date" office:date-value="2018-08-20" calcext:value-type="date">
            <text:p>2018-8-20</text:p>
          </table:table-cell>
          <table:table-cell table:style-name="ce88"/>
          <table:table-cell table:style-name="ce72" table:number-columns-repeated="1019"/>
        </table:table-row>
        <table:table-row table:style-name="ro2">
          <table:table-cell table:style-name="ce76" office:value-type="string" calcext:value-type="string">
            <text:p>未</text:p>
          </table:table-cell>
          <table:table-cell table:style-name="ce76" office:value-type="string" calcext:value-type="string">
            <text:p>黒行</text:p>
          </table:table-cell>
          <table:table-cell table:style-name="ce92"/>
          <table:table-cell table:style-name="ce76" table:number-columns-repeated="1021"/>
        </table:table-row>
        <table:table-row table:style-name="ro2">
          <table:table-cell table:style-name="ce72" office:value-type="string" calcext:value-type="string">
            <text:p>未</text:p>
          </table:table-cell>
          <table:table-cell table:style-name="ce81" office:value-type="string" calcext:value-type="string">
            <text:p>00000333</text:p>
          </table:table-cell>
          <table:table-cell table:style-name="ce91" office:value-type="string" calcext:value-type="string">
            <text:p>参</text:p>
          </table:table-cell>
          <table:table-cell table:style-name="ce85" office:value-type="date" office:date-value="2018-09-15" calcext:value-type="date">
            <text:p>2018-9-15</text:p>
          </table:table-cell>
          <table:table-cell table:style-name="ce72" table:number-columns-repeated="1020"/>
        </table:table-row>
        <table:table-row table:style-name="ro2">
          <table:table-cell table:style-name="ce77" office:value-type="string" calcext:value-type="string">
            <text:p>未</text:p>
          </table:table-cell>
          <table:table-cell table:style-name="ce29" office:value-type="string" calcext:value-type="string">
            <text:p>00000444</text:p>
          </table:table-cell>
          <table:table-cell table:style-name="ce93" office:value-type="string" calcext:value-type="string">
            <text:p>四</text:p>
          </table:table-cell>
          <table:table-cell table:style-name="ce39" office:value-type="date" office:date-value="2018-09-24" calcext:value-type="date">
            <text:p>2018-9-24</text:p>
          </table:table-cell>
          <table:table-cell table:style-name="ce77" table:number-columns-repeated="1020"/>
        </table:table-row>
        <table:table-row table:style-name="ro2">
          <table:table-cell table:style-name="ce72" office:value-type="string" calcext:value-type="string">
            <text:p>未</text:p>
          </table:table-cell>
          <table:table-cell table:style-name="ce79" office:value-type="string" calcext:value-type="string">
            <text:p>00000666</text:p>
          </table:table-cell>
          <table:table-cell table:style-name="ce35"/>
          <table:table-cell table:style-name="ce84" office:value-type="date" office:date-value="2018-09-04" calcext:value-type="date">
            <text:p>2018-9-4</text:p>
          </table:table-cell>
          <table:table-cell table:style-name="ce72" table:number-columns-repeated="1020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333" table:style-name="ta1" table:print-ranges="'00000333'.A1:'00000333'.AK32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number-columns-repeated="32" table:default-cell-style-name="ce21"/>
        <table:table-column table:style-name="co2" table:number-columns-repeated="915" table:default-cell-style-name="ce21"/>
        <table:table-column table:style-name="co2" table:number-columns-repeated="72" table:default-cell-style-name="ce53"/>
        <table:table-row table:style-name="ro2">
          <table:table-cell table:style-name="ce42" table:number-columns-spanned="2" table:number-rows-spanned="1"/>
          <table:covered-table-cell/>
          <table:table-cell table:style-name="ce42" table:number-columns-spanned="2" table:number-rows-spanned="1"/>
          <table:covered-table-cell/>
          <table:table-cell table:style-name="ce46" office:value-type="string" calcext:value-type="string">
            <text:p>00000333</text:p>
          </table:table-cell>
          <table:table-cell table:style-name="ce52" office:value-type="string" calcext:value-type="string" table:number-columns-spanned="8" table:number-rows-spanned="1">
            <text:p>仙骨部</text:p>
          </table:table-cell>
          <table:covered-table-cell table:number-columns-repeated="7"/>
          <table:table-cell table:style-name="ce52" office:value-type="string" calcext:value-type="string" table:number-columns-spanned="8" table:number-rows-spanned="1">
            <text:p>坐骨部</text:p>
          </table:table-cell>
          <table:covered-table-cell table:number-columns-repeated="7"/>
          <table:table-cell table:style-name="ce52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table:style-name="ce52" office:value-type="string" calcext:value-type="string" table:number-columns-spanned="8" table:number-rows-spanned="1">
            <text:p>肩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参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table:number-columns-repeated="987"/>
        </table:table-row>
        <table:table-row table:style-name="ro2">
          <table:table-cell table:style-name="ce43" table:number-columns-repeated="3"/>
          <table:table-cell table:style-name="ce45"/>
          <table:table-cell table:style-name="ce47" office:value-type="date" office:date-value="2018-09-01" calcext:value-type="date">
            <text:p>2018-9-01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02" calcext:value-type="date">
            <text:p>2018-9-02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3" calcext:value-type="date">
            <text:p>2018-9-03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4" calcext:value-type="date">
            <text:p>2018-9-04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5" calcext:value-type="date">
            <text:p>2018-9-05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6" calcext:value-type="date">
            <text:p>2018-9-06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7" calcext:value-type="date">
            <text:p>2018-9-07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08" calcext:value-type="date">
            <text:p>2018-9-08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09" calcext:value-type="date">
            <text:p>2018-9-09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0" calcext:value-type="date">
            <text:p>2018-9-10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1" calcext:value-type="date">
            <text:p>2018-9-11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2" calcext:value-type="date">
            <text:p>2018-9-12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3" calcext:value-type="date">
            <text:p>2018-9-13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4" calcext:value-type="date">
            <text:p>2018-9-14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15" calcext:value-type="date">
            <text:p>2018-9-1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16" calcext:value-type="date">
            <text:p>2018-9-1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50" office:value-type="date" office:date-value="2018-09-17" calcext:value-type="date">
            <text:p>2018-9-1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8" calcext:value-type="date">
            <text:p>2018-9-1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9" calcext:value-type="date">
            <text:p>2018-9-1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0" calcext:value-type="date">
            <text:p>2018-9-2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1" calcext:value-type="date">
            <text:p>2018-9-2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22" calcext:value-type="date">
            <text:p>2018-9-2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23" calcext:value-type="date">
            <text:p>2018-9-2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50" office:value-type="date" office:date-value="2018-09-24" calcext:value-type="date">
            <text:p>2018-9-2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5" calcext:value-type="date">
            <text:p>2018-9-2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6" calcext:value-type="date">
            <text:p>2018-9-2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7" calcext:value-type="date">
            <text:p>2018-9-2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8" calcext:value-type="date">
            <text:p>2018-9-2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29" calcext:value-type="date">
            <text:p>2018-9-2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30" calcext:value-type="date">
            <text:p>2018-9-30</text:p>
          </table:table-cell>
          <table:table-cell table:number-columns-repeated="1019"/>
        </table:table-row>
        <table:table-row table:style-name="ro2">
          <table:table-cell table:style-name="ce43" table:number-columns-repeated="3"/>
          <table:table-cell table:style-name="ce45"/>
          <table:table-cell table:style-name="ce51"/>
          <table:table-cell table:number-columns-repeated="1019"/>
        </table:table-row>
        <table:table-row table:style-name="ro2">
          <table:table-cell table:style-name="ce43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444" table:style-name="ta1" table:print-ranges="'00000444'.A1:'00000444'.M32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number-columns-repeated="8" table:default-cell-style-name="ce21"/>
        <table:table-column table:style-name="co2" table:number-columns-repeated="939" table:default-cell-style-name="ce21"/>
        <table:table-column table:style-name="co2" table:number-columns-repeated="72" table:default-cell-style-name="ce53"/>
        <table:table-row table:style-name="ro2">
          <table:table-cell table:style-name="ce42" table:number-columns-spanned="2" table:number-rows-spanned="1"/>
          <table:covered-table-cell/>
          <table:table-cell table:style-name="ce42" table:number-columns-spanned="2" table:number-rows-spanned="1"/>
          <table:covered-table-cell/>
          <table:table-cell table:style-name="ce46" office:value-type="string" calcext:value-type="string">
            <text:p>00000444</text:p>
          </table:table-cell>
          <table:table-cell table:style-name="ce52" office:value-type="string" calcext:value-type="string" table:number-columns-spanned="8" table:number-rows-spanned="1">
            <text:p>左腰椎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四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style-name="ce43" table:number-columns-repeated="3"/>
          <table:table-cell table:style-name="ce45"/>
          <table:table-cell table:style-name="ce47" office:value-type="date" office:date-value="2018-09-01" calcext:value-type="date">
            <text:p>2018-9-01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02" calcext:value-type="date">
            <text:p>2018-9-02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3" calcext:value-type="date">
            <text:p>2018-9-03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4" calcext:value-type="date">
            <text:p>2018-9-04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5" calcext:value-type="date">
            <text:p>2018-9-05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6" calcext:value-type="date">
            <text:p>2018-9-06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7" calcext:value-type="date">
            <text:p>2018-9-07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08" calcext:value-type="date">
            <text:p>2018-9-08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09" calcext:value-type="date">
            <text:p>2018-9-09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0" calcext:value-type="date">
            <text:p>2018-9-10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1" calcext:value-type="date">
            <text:p>2018-9-11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2" calcext:value-type="date">
            <text:p>2018-9-12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3" calcext:value-type="date">
            <text:p>2018-9-13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4" calcext:value-type="date">
            <text:p>2018-9-14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15" calcext:value-type="date">
            <text:p>2018-9-15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16" calcext:value-type="date">
            <text:p>2018-9-16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50" office:value-type="date" office:date-value="2018-09-17" calcext:value-type="date">
            <text:p>2018-9-17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8" calcext:value-type="date">
            <text:p>2018-9-18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9" calcext:value-type="date">
            <text:p>2018-9-19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0" calcext:value-type="date">
            <text:p>2018-9-20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1" calcext:value-type="date">
            <text:p>2018-9-21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22" calcext:value-type="date">
            <text:p>2018-9-22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23" calcext:value-type="date">
            <text:p>2018-9-23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50" office:value-type="date" office:date-value="2018-09-24" calcext:value-type="date">
            <text:p>2018-9-2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5" calcext:value-type="date">
            <text:p>2018-9-2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6" calcext:value-type="date">
            <text:p>2018-9-2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7" calcext:value-type="date">
            <text:p>2018-9-2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8" calcext:value-type="date">
            <text:p>2018-9-2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29" calcext:value-type="date">
            <text:p>2018-9-2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30" calcext:value-type="date">
            <text:p>2018-9-30</text:p>
          </table:table-cell>
          <table:table-cell table:number-columns-repeated="1019"/>
        </table:table-row>
        <table:table-row table:style-name="ro2">
          <table:table-cell table:style-name="ce43" table:number-columns-repeated="3"/>
          <table:table-cell table:style-name="ce45"/>
          <table:table-cell table:style-name="ce51"/>
          <table:table-cell table:number-columns-repeated="1019"/>
        </table:table-row>
        <table:table-row table:style-name="ro2">
          <table:table-cell table:style-name="ce43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666" table:style-name="ta1" table:print-ranges="'00000666'.A1:'00000666'.E32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2" table:number-columns-repeated="947" table:default-cell-style-name="ce21"/>
        <table:table-column table:style-name="co2" table:number-columns-repeated="72" table:default-cell-style-name="ce53"/>
        <table:table-row table:style-name="ro2">
          <table:table-cell table:style-name="ce42" table:number-columns-spanned="2" table:number-rows-spanned="1"/>
          <table:covered-table-cell/>
          <table:table-cell table:style-name="ce42" table:number-columns-spanned="2" table:number-rows-spanned="1"/>
          <table:covered-table-cell/>
          <table:table-cell table:style-name="ce46" office:value-type="string" calcext:value-type="string">
            <text:p>00000666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六</text:p>
          </table:table-cell>
          <table:table-cell table:number-columns-repeated="1019"/>
        </table:table-row>
        <table:table-row table:style-name="ro2">
          <table:table-cell table:style-name="ce43" table:number-columns-repeated="3"/>
          <table:table-cell table:style-name="ce45"/>
          <table:table-cell table:style-name="ce47" office:value-type="date" office:date-value="2018-09-01" calcext:value-type="date">
            <text:p>2018-9-0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02" calcext:value-type="date">
            <text:p>2018-9-0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3" calcext:value-type="date">
            <text:p>2018-9-0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4" calcext:value-type="date">
            <text:p>2018-9-0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5" calcext:value-type="date">
            <text:p>2018-9-0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6" calcext:value-type="date">
            <text:p>2018-9-0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7" calcext:value-type="date">
            <text:p>2018-9-0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08" calcext:value-type="date">
            <text:p>2018-9-0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09" calcext:value-type="date">
            <text:p>2018-9-0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0" calcext:value-type="date">
            <text:p>2018-9-1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1" calcext:value-type="date">
            <text:p>2018-9-1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2" calcext:value-type="date">
            <text:p>2018-9-1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3" calcext:value-type="date">
            <text:p>2018-9-1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4" calcext:value-type="date">
            <text:p>2018-9-1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15" calcext:value-type="date">
            <text:p>2018-9-1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16" calcext:value-type="date">
            <text:p>2018-9-1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50" office:value-type="date" office:date-value="2018-09-17" calcext:value-type="date">
            <text:p>2018-9-1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8" calcext:value-type="date">
            <text:p>2018-9-1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9" calcext:value-type="date">
            <text:p>2018-9-1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0" calcext:value-type="date">
            <text:p>2018-9-2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1" calcext:value-type="date">
            <text:p>2018-9-2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22" calcext:value-type="date">
            <text:p>2018-9-2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23" calcext:value-type="date">
            <text:p>2018-9-2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50" office:value-type="date" office:date-value="2018-09-24" calcext:value-type="date">
            <text:p>2018-9-2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5" calcext:value-type="date">
            <text:p>2018-9-2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6" calcext:value-type="date">
            <text:p>2018-9-2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7" calcext:value-type="date">
            <text:p>2018-9-2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8" calcext:value-type="date">
            <text:p>2018-9-2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29" calcext:value-type="date">
            <text:p>2018-9-2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30" calcext:value-type="date">
            <text:p>2018-9-30</text:p>
          </table:table-cell>
          <table:table-cell table:number-columns-repeated="1019"/>
        </table:table-row>
        <table:table-row table:style-name="ro2">
          <table:table-cell table:style-name="ce43" table:number-columns-repeated="3"/>
          <table:table-cell table:style-name="ce45"/>
          <table:table-cell table:style-name="ce51"/>
          <table:table-cell table:number-columns-repeated="1019"/>
        </table:table-row>
        <table:table-row table:style-name="ro2">
          <table:table-cell table:style-name="ce43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111" table:style-name="ta1" table:print-ranges="'00000111'.A1:'00000111'.E33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2" table:number-columns-repeated="947" table:default-cell-style-name="ce21"/>
        <table:table-column table:style-name="co2" table:number-columns-repeated="72" table:default-cell-style-name="ce53"/>
        <table:table-row table:style-name="ro2">
          <table:table-cell table:style-name="ce42" table:number-columns-spanned="2" table:number-rows-spanned="1"/>
          <table:covered-table-cell/>
          <table:table-cell table:style-name="ce42" table:number-columns-spanned="2" table:number-rows-spanned="1"/>
          <table:covered-table-cell/>
          <table:table-cell table:style-name="ce46" office:value-type="string" calcext:value-type="string">
            <text:p>00000111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壱</text:p>
          </table:table-cell>
          <table:table-cell table:number-columns-repeated="1019"/>
        </table:table-row>
        <table:table-row table:style-name="ro2">
          <table:table-cell table:style-name="ce43" table:number-columns-repeated="3"/>
          <table:table-cell table:style-name="ce45"/>
          <table:table-cell table:style-name="ce49" office:value-type="date" office:date-value="2018-08-01" calcext:value-type="date">
            <text:p>2018-8-0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02" calcext:value-type="date">
            <text:p>2018-8-0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03" calcext:value-type="date">
            <text:p>2018-8-0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8-04" calcext:value-type="date">
            <text:p>2018-8-0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8-05" calcext:value-type="date">
            <text:p>2018-8-0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06" calcext:value-type="date">
            <text:p>2018-8-0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07" calcext:value-type="date">
            <text:p>2018-8-0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08" calcext:value-type="date">
            <text:p>2018-8-0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09" calcext:value-type="date">
            <text:p>2018-8-0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10" calcext:value-type="date">
            <text:p>2018-8-1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54" office:value-type="date" office:date-value="2018-08-11" calcext:value-type="date">
            <text:p>2018-8-1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8-12" calcext:value-type="date">
            <text:p>2018-8-1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13" calcext:value-type="date">
            <text:p>2018-8-1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14" calcext:value-type="date">
            <text:p>2018-8-1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15" calcext:value-type="date">
            <text:p>2018-8-1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16" calcext:value-type="date">
            <text:p>2018-8-1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17" calcext:value-type="date">
            <text:p>2018-8-1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8-18" calcext:value-type="date">
            <text:p>2018-8-1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8-19" calcext:value-type="date">
            <text:p>2018-8-1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0" calcext:value-type="date">
            <text:p>2018-8-2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1" calcext:value-type="date">
            <text:p>2018-8-2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2" calcext:value-type="date">
            <text:p>2018-8-2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3" calcext:value-type="date">
            <text:p>2018-8-2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4" calcext:value-type="date">
            <text:p>2018-8-2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8-25" calcext:value-type="date">
            <text:p>2018-8-2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8-26" calcext:value-type="date">
            <text:p>2018-8-2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7" calcext:value-type="date">
            <text:p>2018-8-2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8" calcext:value-type="date">
            <text:p>2018-8-2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9" calcext:value-type="date">
            <text:p>2018-8-2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30" calcext:value-type="date">
            <text:p>2018-8-3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31" calcext:value-type="date">
            <text:p>2018-8-31</text:p>
          </table:table-cell>
          <table:table-cell table:number-columns-repeated="1019"/>
        </table:table-row>
        <table:table-row table:style-name="ro2">
          <table:table-cell table:style-name="ce43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222" table:style-name="ta1" table:print-ranges="'00000222'.A1:'00000222'.E33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2" table:number-columns-repeated="947" table:default-cell-style-name="ce21"/>
        <table:table-column table:style-name="co2" table:number-columns-repeated="72" table:default-cell-style-name="ce53"/>
        <table:table-row table:style-name="ro2">
          <table:table-cell table:style-name="ce42" office:value-type="string" calcext:value-type="string" table:number-columns-spanned="2" table:number-rows-spanned="1">
            <text:p>一覧へ</text:p>
          </table:table-cell>
          <table:covered-table-cell/>
          <table:table-cell table:style-name="ce42" office:value-type="string" calcext:value-type="string" table:number-columns-spanned="2" table:number-rows-spanned="1">
            <text:p>月更新</text:p>
          </table:table-cell>
          <table:covered-table-cell/>
          <table:table-cell table:style-name="ce46" office:value-type="string" calcext:value-type="string">
            <text:p>00000222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似</text:p>
          </table:table-cell>
          <table:table-cell table:number-columns-repeated="1019"/>
        </table:table-row>
        <table:table-row table:style-name="ro2">
          <table:table-cell table:style-name="ce43" table:number-columns-repeated="3"/>
          <table:table-cell table:style-name="ce45"/>
          <table:table-cell table:style-name="ce48" office:value-type="date" office:date-value="2018-07-01" calcext:value-type="date">
            <text:p>2018-7-0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02" calcext:value-type="date">
            <text:p>2018-7-0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03" calcext:value-type="date">
            <text:p>2018-7-0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04" calcext:value-type="date">
            <text:p>2018-7-0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05" calcext:value-type="date">
            <text:p>2018-7-0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06" calcext:value-type="date">
            <text:p>2018-7-0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7-07" calcext:value-type="date">
            <text:p>2018-7-0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7-08" calcext:value-type="date">
            <text:p>2018-7-0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09" calcext:value-type="date">
            <text:p>2018-7-0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10" calcext:value-type="date">
            <text:p>2018-7-1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11" calcext:value-type="date">
            <text:p>2018-7-1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12" calcext:value-type="date">
            <text:p>2018-7-1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13" calcext:value-type="date">
            <text:p>2018-7-1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7-14" calcext:value-type="date">
            <text:p>2018-7-1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7-15" calcext:value-type="date">
            <text:p>2018-7-1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50" office:value-type="date" office:date-value="2018-07-16" calcext:value-type="date">
            <text:p>2018-7-1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17" calcext:value-type="date">
            <text:p>2018-7-1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18" calcext:value-type="date">
            <text:p>2018-7-1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19" calcext:value-type="date">
            <text:p>2018-7-1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20" calcext:value-type="date">
            <text:p>2018-7-2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7-21" calcext:value-type="date">
            <text:p>2018-7-2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7-22" calcext:value-type="date">
            <text:p>2018-7-2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23" calcext:value-type="date">
            <text:p>2018-7-2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24" calcext:value-type="date">
            <text:p>2018-7-2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25" calcext:value-type="date">
            <text:p>2018-7-2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26" calcext:value-type="date">
            <text:p>2018-7-2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27" calcext:value-type="date">
            <text:p>2018-7-2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7-28" calcext:value-type="date">
            <text:p>2018-7-2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7-29" calcext:value-type="date">
            <text:p>2018-7-2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30" calcext:value-type="date">
            <text:p>2018-7-3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31" calcext:value-type="date">
            <text:p>2018-7-31</text:p>
          </table:table-cell>
          <table:table-cell table:number-columns-repeated="1019"/>
        </table:table-row>
        <table:table-row table:style-name="ro2">
          <table:table-cell table:style-name="ce43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555" table:style-name="ta1" table:print-ranges="'00000555'.A1:'00000555'.E32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2" table:number-columns-repeated="947" table:default-cell-style-name="ce21"/>
        <table:table-column table:style-name="co2" table:number-columns-repeated="72" table:default-cell-style-name="ce53"/>
        <table:table-row table:style-name="ro2">
          <table:table-cell table:style-name="ce42" table:number-columns-spanned="2" table:number-rows-spanned="1"/>
          <table:covered-table-cell/>
          <table:table-cell table:style-name="ce42" table:number-columns-spanned="2" table:number-rows-spanned="1"/>
          <table:covered-table-cell/>
          <table:table-cell table:style-name="ce46" office:value-type="string" calcext:value-type="string">
            <text:p>00000555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五</text:p>
          </table:table-cell>
          <table:table-cell table:number-columns-repeated="1019"/>
        </table:table-row>
        <table:table-row table:style-name="ro2">
          <table:table-cell table:style-name="ce43" table:number-columns-repeated="3"/>
          <table:table-cell table:style-name="ce45"/>
          <table:table-cell table:style-name="ce47" office:value-type="date" office:date-value="2018-09-01" calcext:value-type="date">
            <text:p>2018-9-0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02" calcext:value-type="date">
            <text:p>2018-9-0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3" calcext:value-type="date">
            <text:p>2018-9-0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4" calcext:value-type="date">
            <text:p>2018-9-0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5" calcext:value-type="date">
            <text:p>2018-9-0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6" calcext:value-type="date">
            <text:p>2018-9-0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7" calcext:value-type="date">
            <text:p>2018-9-0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08" calcext:value-type="date">
            <text:p>2018-9-0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09" calcext:value-type="date">
            <text:p>2018-9-0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0" calcext:value-type="date">
            <text:p>2018-9-1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1" calcext:value-type="date">
            <text:p>2018-9-1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2" calcext:value-type="date">
            <text:p>2018-9-1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3" calcext:value-type="date">
            <text:p>2018-9-1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4" calcext:value-type="date">
            <text:p>2018-9-1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15" calcext:value-type="date">
            <text:p>2018-9-1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16" calcext:value-type="date">
            <text:p>2018-9-1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50" office:value-type="date" office:date-value="2018-09-17" calcext:value-type="date">
            <text:p>2018-9-1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8" calcext:value-type="date">
            <text:p>2018-9-1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9" calcext:value-type="date">
            <text:p>2018-9-1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0" calcext:value-type="date">
            <text:p>2018-9-2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1" calcext:value-type="date">
            <text:p>2018-9-2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22" calcext:value-type="date">
            <text:p>2018-9-2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23" calcext:value-type="date">
            <text:p>2018-9-2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50" office:value-type="date" office:date-value="2018-09-24" calcext:value-type="date">
            <text:p>2018-9-2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5" calcext:value-type="date">
            <text:p>2018-9-2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6" calcext:value-type="date">
            <text:p>2018-9-2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7" calcext:value-type="date">
            <text:p>2018-9-2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8" calcext:value-type="date">
            <text:p>2018-9-2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29" calcext:value-type="date">
            <text:p>2018-9-2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30" calcext:value-type="date">
            <text:p>2018-9-30</text:p>
          </table:table-cell>
          <table:table-cell table:number-columns-repeated="1019"/>
        </table:table-row>
        <table:table-row table:style-name="ro2">
          <table:table-cell table:style-name="ce43" table:number-columns-repeated="3"/>
          <table:table-cell table:style-name="ce45"/>
          <table:table-cell table:style-name="ce51"/>
          <table:table-cell table:number-columns-repeated="1019"/>
        </table:table-row>
        <table:table-row table:style-name="ro2">
          <table:table-cell table:style-name="ce43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777" table:style-name="ta1" table:print-ranges="'00000777'.A1:'00000777'.E33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2" table:number-columns-repeated="947" table:default-cell-style-name="ce21"/>
        <table:table-column table:style-name="co2" table:number-columns-repeated="72" table:default-cell-style-name="ce53"/>
        <table:table-row table:style-name="ro2">
          <table:table-cell table:style-name="ce42" table:number-columns-spanned="2" table:number-rows-spanned="1"/>
          <table:covered-table-cell/>
          <table:table-cell table:style-name="ce42" table:number-columns-spanned="2" table:number-rows-spanned="1"/>
          <table:covered-table-cell/>
          <table:table-cell table:style-name="ce46" office:value-type="string" calcext:value-type="string">
            <text:p>00000777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七</text:p>
          </table:table-cell>
          <table:table-cell table:number-columns-repeated="1019"/>
        </table:table-row>
        <table:table-row table:style-name="ro2">
          <table:table-cell table:style-name="ce43" table:number-columns-repeated="3"/>
          <table:table-cell table:style-name="ce45"/>
          <table:table-cell table:style-name="ce49" office:value-type="date" office:date-value="2018-08-01" calcext:value-type="date">
            <text:p>2018-8-0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02" calcext:value-type="date">
            <text:p>2018-8-0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03" calcext:value-type="date">
            <text:p>2018-8-0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8-04" calcext:value-type="date">
            <text:p>2018-8-0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8-05" calcext:value-type="date">
            <text:p>2018-8-0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06" calcext:value-type="date">
            <text:p>2018-8-0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07" calcext:value-type="date">
            <text:p>2018-8-0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08" calcext:value-type="date">
            <text:p>2018-8-0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09" calcext:value-type="date">
            <text:p>2018-8-0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10" calcext:value-type="date">
            <text:p>2018-8-1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54" office:value-type="date" office:date-value="2018-08-11" calcext:value-type="date">
            <text:p>2018-8-1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8-12" calcext:value-type="date">
            <text:p>2018-8-1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13" calcext:value-type="date">
            <text:p>2018-8-1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14" calcext:value-type="date">
            <text:p>2018-8-1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15" calcext:value-type="date">
            <text:p>2018-8-1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16" calcext:value-type="date">
            <text:p>2018-8-1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17" calcext:value-type="date">
            <text:p>2018-8-1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8-18" calcext:value-type="date">
            <text:p>2018-8-1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8-19" calcext:value-type="date">
            <text:p>2018-8-1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0" calcext:value-type="date">
            <text:p>2018-8-2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1" calcext:value-type="date">
            <text:p>2018-8-2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2" calcext:value-type="date">
            <text:p>2018-8-2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3" calcext:value-type="date">
            <text:p>2018-8-2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4" calcext:value-type="date">
            <text:p>2018-8-2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8-25" calcext:value-type="date">
            <text:p>2018-8-2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8-26" calcext:value-type="date">
            <text:p>2018-8-2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7" calcext:value-type="date">
            <text:p>2018-8-2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8" calcext:value-type="date">
            <text:p>2018-8-2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9" calcext:value-type="date">
            <text:p>2018-8-2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30" calcext:value-type="date">
            <text:p>2018-8-3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31" calcext:value-type="date">
            <text:p>2018-8-31</text:p>
          </table:table-cell>
          <table:table-cell table:number-columns-repeated="1019"/>
        </table:table-row>
        <table:table-row table:style-name="ro2">
          <table:table-cell table:style-name="ce43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 table:print-ranges="'00000000'.A1:'00000000'.A1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2" table:number-columns-repeated="947" table:default-cell-style-name="ce21"/>
        <table:table-column table:style-name="co2" table:number-columns-repeated="72" table:default-cell-style-name="ce53"/>
        <table:table-row table:style-name="ro2">
          <table:table-cell table:style-name="ce42" office:value-type="string" calcext:value-type="string" table:number-columns-spanned="2" table:number-rows-spanned="1">
            <text:p>一覧へ</text:p>
          </table:table-cell>
          <table:covered-table-cell/>
          <table:table-cell table:style-name="ce42" office:value-type="string" calcext:value-type="string" table:number-columns-spanned="2" table:number-rows-spanned="1">
            <text:p>月更新</text:p>
          </table:table-cell>
          <table:covered-table-cell/>
          <table:table-cell table:style-name="ce46" office:value-type="string" calcext:value-type="string">
            <text:p>00131570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漢字　氏名</text:p>
          </table:table-cell>
          <table:table-cell table:number-columns-repeated="1019"/>
        </table:table-row>
        <table:table-row table:style-name="ro2">
          <table:table-cell table:style-name="ce55"/>
          <table:table-cell table:style-name="ce58" table:number-columns-repeated="2"/>
          <table:table-cell table:style-name="ce59"/>
          <table:table-cell table:style-name="ce60"/>
          <table:table-cell table:number-columns-repeated="1019"/>
        </table:table-row>
        <table:table-row table:style-name="ro2" table:number-rows-repeated="30">
          <table:table-cell table:style-name="ce56"/>
          <table:table-cell table:style-name="ce43" table:number-columns-repeated="2"/>
          <table:table-cell table:style-name="ce45"/>
          <table:table-cell table:style-name="ce51"/>
          <table:table-cell table:number-columns-repeated="1019"/>
        </table:table-row>
        <table:table-row table:style-name="ro2">
          <table:table-cell table:style-name="ce43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__config___" table:style-name="ta2" table:print-ranges="___config___.A1:___config___.A1"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dialogstate_開始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過去月</text:p>
          </table:table-cell>
          <table:table-cell office:value-type="string" calcext:value-type="string">
            <text:p>{"CheckBox1sate": 0, "CheckBox2sate": 1, "Width": 201, "CloseCheck": true, "Height": 97, "OptionCheck": false}</text:p>
          </table:table-cell>
        </table:table-row>
        <table:table-row table:style-name="ro2">
          <table:table-cell office:value-type="string" calcext:value-type="string">
            <text:p>dialogstate_浸出液</text:p>
          </table:table-cell>
          <table:table-cell office:value-type="string" calcext:value-type="string">
            <text:p>{"Height": 81, "CloseCheck": true, "CheckBox1sate": 0, "OptionCheck": false, "Width": 195, "CheckBox2sate": 1}</text:p>
          </table:table-cell>
        </table:table-row>
        <table:table-row table:style-name="ro2">
          <table:table-cell office:value-type="string" calcext:value-type="string">
            <text:p>GridDatarows_浸出液</text:p>
          </table:table-cell>
          <table:table-cell office:value-type="string" calcext:value-type="string">
            <text:p>[["0: なし"], ["1: 少量:毎日のドレッシング交換を要しない"], ["3: 中等量:1日1回のドレッシング交換を要する"], ["6: 多量:1日2回以上のドレッシング交換を要する"]]</text:p>
          </table:table-cell>
        </table:table-row>
        <table:table-row table:style-name="ro2">
          <table:table-cell office:value-type="string" calcext:value-type="string">
            <text:p>dialogstate_壊死組織</text:p>
          </table:table-cell>
          <table:table-cell office:value-type="string" calcext:value-type="string">
            <text:p>{"CheckBox1sate": 0, "CheckBox2sate": 1, "Width": 113, "CloseCheck": true, "Height": 81, "OptionCheck": false}</text:p>
          </table:table-cell>
        </table:table-row>
        <table:table-row table:style-name="ro2">
          <table:table-cell office:value-type="string" calcext:value-type="string">
            <text:p>GridDatarows_壊死組織</text:p>
          </table:table-cell>
          <table:table-cell office:value-type="string" calcext:value-type="string">
            <text:p>[["0: 壊死組織なし"], ["3: 柔らかい壊死組織あり"], ["6: 硬く厚い密着した壊死組織あり"]]</text:p>
          </table:table-cell>
        </table:table-row>
        <table:table-row table:style-name="ro2">
          <table:table-cell office:value-type="string" calcext:value-type="string">
            <text:p>dialogstate_深さ</text:p>
          </table:table-cell>
          <table:table-cell office:value-type="string" calcext:value-type="string">
            <text:p>{"CheckBox1sate": 0, "OptionCheck": false, "Width": 195, "Height": 81, "CloseCheck": true, "CheckBox2sate": 1}</text:p>
          </table:table-cell>
        </table:table-row>
        <table:table-row table:style-name="ro2">
          <table:table-cell office:value-type="string" calcext:value-type="string">
            <text:p>GridDatarows_深さ</text:p>
          </table:table-cell>
          <table:table-cell office:value-type="string" calcext:value-type="string">
            <text:p>[["0: 皮膚損傷・発赤なし"], ["1: 持続する発赤"], ["2: 真皮までの損傷"], ["3: 皮下組織までの損傷"], ["4: 皮下組織を越える損傷"], ["5: 関節腔、体腔に至る損傷"]]</text:p>
          </table:table-cell>
        </table:table-row>
        <table:table-row table:style-name="ro2">
          <table:table-cell office:value-type="string" calcext:value-type="string">
            <text:p>dialogstate_大きさ</text:p>
          </table:table-cell>
          <table:table-cell office:value-type="string" calcext:value-type="string">
            <text:p>{"Height": 110, "CloseCheck": true, "CheckBox1sate": 0, "OptionCheck": false, "Width": 195, "CheckBox2sate": 1}</text:p>
          </table:table-cell>
        </table:table-row>
        <table:table-row table:style-name="ro2">
          <table:table-cell office:value-type="string" calcext:value-type="string">
            <text:p>GridDatarows_大きさ</text:p>
          </table:table-cell>
          <table:table-cell office:value-type="string" calcext:value-type="string">
            <text:p>[["0: 皮膚損傷なし"], ["3: 4未満"], ["6: 4以上16未満"], ["8: 16以上36未満"], ["9: 36以上64未満"], ["12: 64以上100未満"], ["15: 100以上"]]</text:p>
          </table:table-cell>
        </table:table-row>
        <table:table-row table:style-name="ro2">
          <table:table-cell office:value-type="string" calcext:value-type="string">
            <text:p>dialogstate_肉芽形成</text:p>
          </table:table-cell>
          <table:table-cell office:value-type="string" calcext:value-type="string">
            <text:p>{"CheckBox1sate": 0, "CheckBox2sate": 1, "Width": 256, "CloseCheck": true, "Height": 120, "OptionCheck": false}</text:p>
          </table:table-cell>
        </table:table-row>
        <table:table-row table:style-name="ro2">
          <table:table-cell office:value-type="string" calcext:value-type="string">
            <text:p>GridDatarows_肉芽形成</text:p>
          </table:table-cell>
          <table:table-cell office:value-type="string" calcext:value-type="string">
            <text:p>[["0: 治癒あるいは創が浅いため肉芽形成の評価ができない"], ["1: 良性肉芽が創面の90%以上を占める"], ["3: 良性肉芽が創面の50%以上90%未満を占める"], ["4: 良性肉芽が、創面の10%以上50%未満を占める"], ["5: 良性肉芽が、創面の10%未満を占める"], ["6: 良性肉芽が全く形成されていない"]]</text:p>
          </table:table-cell>
        </table:table-row>
        <table:table-row table:style-name="ro2">
          <table:table-cell office:value-type="string" calcext:value-type="string">
            <text:p>dialogstate_ポケット</text:p>
          </table:table-cell>
          <table:table-cell office:value-type="string" calcext:value-type="string">
            <text:p>{"CheckBox1sate": 0, "CheckBox2sate": 1, "Width": 240, "CloseCheck": true, "Height": 93, "OptionCheck": false}</text:p>
          </table:table-cell>
        </table:table-row>
        <table:table-row table:style-name="ro2">
          <table:table-cell office:value-type="string" calcext:value-type="string">
            <text:p>GridDatarows_ポケット</text:p>
          </table:table-cell>
          <table:table-cell office:value-type="string" calcext:value-type="string">
            <text:p>[["0: ポケットなし"], ["6: 4未満"], ["9: 4以上16未満"], ["12: 16以上36未満"], ["24: 36以上"]]</text:p>
          </table:table-cell>
        </table:table-row>
        <table:table-row table:style-name="ro2">
          <table:table-cell office:value-type="string" calcext:value-type="string">
            <text:p>dialogstate_部位選択</text:p>
          </table:table-cell>
          <table:table-cell office:value-type="string" calcext:value-type="string">
            <text:p>{"Width": 104, "Height": 75, "CheckBox1sate": 0, "CloseCheck": true, "CheckBox2sate": 1, "OptionCheck": false}</text:p>
          </table:table-cell>
        </table:table-row>
        <table:table-row table:style-name="ro2">
          <table:table-cell office:value-type="string" calcext:value-type="string">
            <text:p>GridDatarows_部位選択</text:p>
          </table:table-cell>
          <table:table-cell office:value-type="string" calcext:value-type="string">
            <text:p>[["肩"], ["腰椎部"], ["仙骨部"], ["坐骨部"], ["大転子部"], ["腓骨部"], ["腓腹部"], ["足関節外側"], ["踵"]]</text:p>
          </table:table-cell>
        </table:table-row>
        <table:table-row table:style-name="ro2">
          <table:table-cell office:value-type="string" calcext:value-type="string">
            <text:p>dialogstate_炎症・感染</text:p>
          </table:table-cell>
          <table:table-cell office:value-type="string" calcext:value-type="string">
            <text:p>{"CheckBox1sate": 0, "CheckBox2sate": 1, "Width": 347, "CloseCheck": true, "Height": 83, "OptionCheck": false}</text:p>
          </table:table-cell>
        </table:table-row>
        <table:table-row table:style-name="ro2">
          <table:table-cell office:value-type="string" calcext:value-type="string">
            <text:p>GridDatarows_炎症・感染</text:p>
          </table:table-cell>
          <table:table-cell office:value-type="string" calcext:value-type="string">
            <text:p>[["0: 局所の炎症徴候なし"], ["1: 局所の炎症徴候あり(創周囲の発赤、腫脹、熱感、疼痛)"], ["3: 局所の明らかな感染徴候あり(炎症徴候、膿、悪臭など)"], ["9: 全身的影響あり(発熱など)"]]</text:p>
          </table:table-cell>
        </table:table-row>
        <table:table-row table:style-name="ro2">
          <table:table-cell office:value-type="string" calcext:value-type="string">
            <text:p>dialogstate_終了日</text:p>
          </table:table-cell>
          <table:table-cell office:value-type="string" calcext:value-type="string">
            <text:p>{"CloseCheck": true}</text:p>
          </table:table-cell>
        </table:table-row>
      </table:table>
      <table:named-expressions>
        <table:named-range table:name="dialogstate_ポケット" table:base-cell-address="$___config___.$B$13" table:cell-range-address="$___config___.$B$13"/>
        <table:named-range table:name="dialogstate_壊死組織" table:base-cell-address="$___config___.$B$5" table:cell-range-address="$___config___.$B$5"/>
        <table:named-range table:name="dialogstate_大きさ" table:base-cell-address="$___config___.$B$9" table:cell-range-address="$___config___.$B$9"/>
        <table:named-range table:name="dialogstate_浸出液" table:base-cell-address="$___config___.$B$3" table:cell-range-address="$___config___.$B$3"/>
        <table:named-range table:name="dialogstate_深さ" table:base-cell-address="$___config___.$B$7" table:cell-range-address="$___config___.$B$7"/>
        <table:named-range table:name="dialogstate_炎症・感染" table:base-cell-address="$___config___.$B$17" table:cell-range-address="$___config___.$B$17"/>
        <table:named-range table:name="dialogstate_終了日" table:base-cell-address="$___config___.$B$19" table:cell-range-address="$___config___.$B$19"/>
        <table:named-range table:name="dialogstate_肉芽形成" table:base-cell-address="$___config___.$B$11" table:cell-range-address="$___config___.$B$11"/>
        <table:named-range table:name="dialogstate_過去月" table:base-cell-address="$___config___.$B$2" table:cell-range-address="$___config___.$B$2"/>
        <table:named-range table:name="dialogstate_部位選択" table:base-cell-address="$___config___.$B$15" table:cell-range-address="$___config___.$B$15"/>
        <table:named-range table:name="dialogstate_開始日" table:base-cell-address="$___config___.$B$1" table:cell-range-address="$___config___.$B$1"/>
        <table:named-range table:name="GridDatarows_ポケット" table:base-cell-address="$___config___.$B$14" table:cell-range-address="$___config___.$B$14"/>
        <table:named-range table:name="GridDatarows_壊死組織" table:base-cell-address="$___config___.$B$6" table:cell-range-address="$___config___.$B$6"/>
        <table:named-range table:name="GridDatarows_大きさ" table:base-cell-address="$___config___.$B$10" table:cell-range-address="$___config___.$B$10"/>
        <table:named-range table:name="GridDatarows_浸出液" table:base-cell-address="$___config___.$B$4" table:cell-range-address="$___config___.$B$4"/>
        <table:named-range table:name="GridDatarows_深さ" table:base-cell-address="$___config___.$B$8" table:cell-range-address="$___config___.$B$8"/>
        <table:named-range table:name="GridDatarows_炎症・感染" table:base-cell-address="$___config___.$B$18" table:cell-range-address="$___config___.$B$18"/>
        <table:named-range table:name="GridDatarows_肉芽形成" table:base-cell-address="$___config___.$B$12" table:cell-range-address="$___config___.$B$12"/>
        <table:named-range table:name="GridDatarows_部位選択" table:base-cell-address="$___config___.$B$16" table:cell-range-address="$___config___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number:date-style style:name="N10114" number:language="ja" number:country="JP">
      <number:year number:style="long"/>
      <number:text>-</number:text>
      <number:month/>
      <number:text>-</number:text>
      <number:day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00/00/00</text:date>, <text:time style:data-style-name="N2" text:time-value="00:33:27.56840246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11-21T00:33:44.324291071</dc:date>
    <meta:editing-duration>P2DT3H30M49S</meta:editing-duration>
    <meta:editing-cycles>557</meta:editing-cycles>
    <meta:generator>LibreOffice/5.4.1.2$Linux_x86 LibreOffice_project/ea7cb86e6eeb2bf3a5af73a8f7777ac570321527</meta:generator>
    <meta:print-date>2018-10-03T21:13:10.953791013</meta:print-date>
    <meta:document-statistic meta:table-count="10" meta:cell-count="395" meta:object-count="0"/>
  </office:meta>
</office:document-meta>
</file>